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52.29700323646" calcext:value-type="float">
            <text:p>552.29700323646</text:p>
          </table:table-cell>
        </table:table-row>
        <table:table-row table:style-name="ro1">
          <table:table-cell office:value-type="float" office:value="551.830698341749" calcext:value-type="float">
            <text:p>551.830698341749</text:p>
          </table:table-cell>
        </table:table-row>
        <table:table-row table:style-name="ro1">
          <table:table-cell office:value-type="float" office:value="553.17383487761" calcext:value-type="float">
            <text:p>553.17383487761</text:p>
          </table:table-cell>
        </table:table-row>
        <table:table-row table:style-name="ro1">
          <table:table-cell office:value-type="float" office:value="551.143346873088" calcext:value-type="float">
            <text:p>551.143346873088</text:p>
          </table:table-cell>
        </table:table-row>
        <table:table-row table:style-name="ro1">
          <table:table-cell office:value-type="float" office:value="552.354965394961" calcext:value-type="float">
            <text:p>552.354965394961</text:p>
          </table:table-cell>
        </table:table-row>
        <table:table-row table:style-name="ro1">
          <table:table-cell office:value-type="float" office:value="552.599150102507" calcext:value-type="float">
            <text:p>552.599150102507</text:p>
          </table:table-cell>
        </table:table-row>
        <table:table-row table:style-name="ro1">
          <table:table-cell office:value-type="float" office:value="551.188914488552" calcext:value-type="float">
            <text:p>551.188914488552</text:p>
          </table:table-cell>
        </table:table-row>
        <table:table-row table:style-name="ro1">
          <table:table-cell office:value-type="float" office:value="552.742709323664" calcext:value-type="float">
            <text:p>552.742709323664</text:p>
          </table:table-cell>
        </table:table-row>
        <table:table-row table:style-name="ro1">
          <table:table-cell office:value-type="float" office:value="550.912586699868" calcext:value-type="float">
            <text:p>550.912586699868</text:p>
          </table:table-cell>
        </table:table-row>
        <table:table-row table:style-name="ro1">
          <table:table-cell office:value-type="float" office:value="552.007374818528" calcext:value-type="float">
            <text:p>552.007374818528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52.025058415699" calcext:value-type="float">
            <text:p>552.0250584156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19:48.694017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02T06:22:00.344669854</dc:date>
    <dc:creator>Davide Ancona</dc:creator>
    <meta:editing-duration>PT10M51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